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107">
      <style:table-cell-properties fo:border="0.74pt solid #000000"/>
    </style:style>
    <style:style style:name="ce5" style:family="table-cell" style:parent-style-name="Default" style:data-style-name="N107"/>
    <style:style style:name="ce6" style:family="table-cell" style:parent-style-name="Default" style:data-style-name="N107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Default"/>
        <table:table-row table:style-name="ro1" table:number-rows-repeated="3">
          <table:table-cell table:number-columns-repeated="7"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calcext:value-type="string">
            <text:p>Porovnání výsledků</text:p>
          </table:table-cell>
          <table:table-cell table:style-name="ce2" office:value-type="string" calcext:value-type="string" table:number-columns-spanned="2" table:number-rows-spanned="1">
            <text:p>10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20d</text:p>
          </table:table-cell>
          <table:covered-table-cell table:style-name="ce1"/>
          <table:table-cell table:number-columns-repeated="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stddev</text:p>
          </table:table-cell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JDE</text:p>
          </table:table-cell>
          <table:table-cell table:style-name="ce2" office:value-type="string" calcext:value-type="string">
            <text:p>SOMA</text:p>
          </table:table-cell>
          <table:table-cell table:style-name="ce2" office:value-type="string" calcext:value-type="string">
            <text:p>JDE</text:p>
          </table:table-cell>
          <table:table-cell table:style-name="ce2" office:value-type="string" calcext:value-type="string">
            <text:p>SOMA</text:p>
          </table:table-cell>
          <table:table-cell/>
          <table:table-cell office:value-type="string" calcext:value-type="string">
            <text:p>jde_F1_bent_cigar_10d</text:p>
          </table:table-cell>
          <table:table-cell office:value-type="float" office:value="100" calcext:value-type="float">
            <text:p>100,00000</text:p>
          </table:table-cell>
          <table:table-cell office:value-type="float" office:value="100" calcext:value-type="float">
            <text:p>100,00000</text:p>
          </table:table-cell>
          <table:table-cell table:number-columns-repeated="2" office:value-type="float" office:value="100" calcext:value-type="float">
            <text:p>100,00000</text:p>
          </table:table-cell>
          <table:table-cell office:value-type="float" office:value="0.00000000000001160311" calcext:value-type="float">
            <text:p>0,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soma_F1_bent_cigar_10d</text:p>
          </table:table-cell>
          <table:table-cell office:value-type="float" office:value="103675530.691794" calcext:value-type="float">
            <text:p>103675530,69179</text:p>
          </table:table-cell>
          <table:table-cell office:value-type="float" office:value="4196990611.35719" calcext:value-type="float">
            <text:p>4196990611,35719</text:p>
          </table:table-cell>
          <table:table-cell office:value-type="float" office:value="1647232967.5084" calcext:value-type="float">
            <text:p>1647232967,50840</text:p>
          </table:table-cell>
          <table:table-cell office:value-type="float" office:value="1419132712.47659" calcext:value-type="float">
            <text:p>1419132712,47659</text:p>
          </table:table-cell>
          <table:table-cell office:value-type="float" office:value="1119117826.53049" calcext:value-type="float">
            <text:p>1119117826,5304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2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jde_F1_bent_cigar_20d</text:p>
          </table:table-cell>
          <table:table-cell table:number-columns-repeated="4" office:value-type="float" office:value="100" calcext:value-type="float">
            <text:p>100,00000</text:p>
          </table:table-cell>
          <table:table-cell office:value-type="float" office:value="0" calcext:value-type="float">
            <text:p>0,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3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soma_F1_bent_cigar_20d</text:p>
          </table:table-cell>
          <table:table-cell office:value-type="float" office:value="1345804402.71605" calcext:value-type="float">
            <text:p>1345804402,71605</text:p>
          </table:table-cell>
          <table:table-cell office:value-type="float" office:value="11067108353.082" calcext:value-type="float">
            <text:p>11067108353,08200</text:p>
          </table:table-cell>
          <table:table-cell office:value-type="float" office:value="6228654967.40742" calcext:value-type="float">
            <text:p>6228654967,40742</text:p>
          </table:table-cell>
          <table:table-cell office:value-type="float" office:value="6508604502.70255" calcext:value-type="float">
            <text:p>6508604502,70255</text:p>
          </table:table-cell>
          <table:table-cell office:value-type="float" office:value="2476819558.66722" calcext:value-type="float">
            <text:p>2476819558,6672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4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/>
          <table:table-cell table:style-name="ce1" office:value-type="string" calcext:value-type="string">
            <text:p>F5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jde_F2_schwefel_10d</text:p>
          </table:table-cell>
          <table:table-cell office:value-type="float" office:value="1226.72868323884" calcext:value-type="float">
            <text:p>1226,72868</text:p>
          </table:table-cell>
          <table:table-cell office:value-type="float" office:value="1591.4379067308" calcext:value-type="float">
            <text:p>1591,43791</text:p>
          </table:table-cell>
          <table:table-cell office:value-type="float" office:value="1422.14919911792" calcext:value-type="float">
            <text:p>1422,14920</text:p>
          </table:table-cell>
          <table:table-cell office:value-type="float" office:value="1413.5866204249" calcext:value-type="float">
            <text:p>1413,58662</text:p>
          </table:table-cell>
          <table:table-cell office:value-type="float" office:value="81.3880896266413" calcext:value-type="float">
            <text:p>81,3880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6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soma_F2_schwefel_10d</text:p>
          </table:table-cell>
          <table:table-cell office:value-type="float" office:value="1263.27146949645" calcext:value-type="float">
            <text:p>1263,27147</text:p>
          </table:table-cell>
          <table:table-cell office:value-type="float" office:value="2717.24240135169" calcext:value-type="float">
            <text:p>2717,24240</text:p>
          </table:table-cell>
          <table:table-cell office:value-type="float" office:value="1836.27934284135" calcext:value-type="float">
            <text:p>1836,27934</text:p>
          </table:table-cell>
          <table:table-cell office:value-type="float" office:value="1857.60364810926" calcext:value-type="float">
            <text:p>1857,60365</text:p>
          </table:table-cell>
          <table:table-cell office:value-type="float" office:value="296.324207442208" calcext:value-type="float">
            <text:p>296,3242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7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jde_F2_schwefel_20d</text:p>
          </table:table-cell>
          <table:table-cell office:value-type="float" office:value="1145.3522412116" calcext:value-type="float">
            <text:p>1145,35224</text:p>
          </table:table-cell>
          <table:table-cell office:value-type="float" office:value="1499.99169145918" calcext:value-type="float">
            <text:p>1499,99169</text:p>
          </table:table-cell>
          <table:table-cell office:value-type="float" office:value="1341.32719192433" calcext:value-type="float">
            <text:p>1341,32719</text:p>
          </table:table-cell>
          <table:table-cell office:value-type="float" office:value="1351.47069279326" calcext:value-type="float">
            <text:p>1351,47069</text:p>
          </table:table-cell>
          <table:table-cell office:value-type="float" office:value="90.0920425427065" calcext:value-type="float">
            <text:p>90,092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8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soma_F2_schwefel_20d</text:p>
          </table:table-cell>
          <table:table-cell office:value-type="float" office:value="2304.70933098698" calcext:value-type="float">
            <text:p>2304,70933</text:p>
          </table:table-cell>
          <table:table-cell office:value-type="float" office:value="3992.52311158232" calcext:value-type="float">
            <text:p>3992,52311</text:p>
          </table:table-cell>
          <table:table-cell office:value-type="float" office:value="3256.33159335842" calcext:value-type="float">
            <text:p>3256,33159</text:p>
          </table:table-cell>
          <table:table-cell office:value-type="float" office:value="3256.58357126517" calcext:value-type="float">
            <text:p>3256,58357</text:p>
          </table:table-cell>
          <table:table-cell office:value-type="float" office:value="356.764974034558" calcext:value-type="float">
            <text:p>356,7649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9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/>
          <table:table-cell table:style-name="ce1" office:value-type="string" calcext:value-type="string">
            <text:p>F10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jde_F3_lunacek_bi_rastrigin_10d</text:p>
          </table:table-cell>
          <table:table-cell office:value-type="float" office:value="716.151093036466" calcext:value-type="float">
            <text:p>716,15109</text:p>
          </table:table-cell>
          <table:table-cell office:value-type="float" office:value="724.244384293099" calcext:value-type="float">
            <text:p>724,24438</text:p>
          </table:table-cell>
          <table:table-cell office:value-type="float" office:value="719.84110808573" calcext:value-type="float">
            <text:p>719,84111</text:p>
          </table:table-cell>
          <table:table-cell office:value-type="float" office:value="720.070169790532" calcext:value-type="float">
            <text:p>720,07017</text:p>
          </table:table-cell>
          <table:table-cell office:value-type="float" office:value="2.21699548606212" calcext:value-type="float">
            <text:p>2,217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3_lunacek_bi_rastrigin_10d</text:p>
          </table:table-cell>
          <table:table-cell office:value-type="float" office:value="730.243759363404" calcext:value-type="float">
            <text:p>730,24376</text:p>
          </table:table-cell>
          <table:table-cell office:value-type="float" office:value="789.144706696381" calcext:value-type="float">
            <text:p>789,14471</text:p>
          </table:table-cell>
          <table:table-cell office:value-type="float" office:value="750.84702838871" calcext:value-type="float">
            <text:p>750,84703</text:p>
          </table:table-cell>
          <table:table-cell office:value-type="float" office:value="751.718567917376" calcext:value-type="float">
            <text:p>751,71857</text:p>
          </table:table-cell>
          <table:table-cell office:value-type="float" office:value="12.6076348586989" calcext:value-type="float">
            <text:p>12,6076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3_lunacek_bi_rastrigin_20d</text:p>
          </table:table-cell>
          <table:table-cell office:value-type="float" office:value="723.097419754643" calcext:value-type="float">
            <text:p>723,09742</text:p>
          </table:table-cell>
          <table:table-cell office:value-type="float" office:value="729.000466846277" calcext:value-type="float">
            <text:p>729,00047</text:p>
          </table:table-cell>
          <table:table-cell office:value-type="float" office:value="726.651228538028" calcext:value-type="float">
            <text:p>726,65123</text:p>
          </table:table-cell>
          <table:table-cell office:value-type="float" office:value="726.641982924253" calcext:value-type="float">
            <text:p>726,64198</text:p>
          </table:table-cell>
          <table:table-cell office:value-type="float" office:value="1.38961665978027" calcext:value-type="float">
            <text:p>1,3896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3_lunacek_bi_rastrigin_20d</text:p>
          </table:table-cell>
          <table:table-cell office:value-type="float" office:value="784.22959340453" calcext:value-type="float">
            <text:p>784,22959</text:p>
          </table:table-cell>
          <table:table-cell office:value-type="float" office:value="978.940672975017" calcext:value-type="float">
            <text:p>978,94067</text:p>
          </table:table-cell>
          <table:table-cell office:value-type="float" office:value="852.201867804038" calcext:value-type="float">
            <text:p>852,20187</text:p>
          </table:table-cell>
          <table:table-cell office:value-type="float" office:value="839.328493889611" calcext:value-type="float">
            <text:p>839,32849</text:p>
          </table:table-cell>
          <table:table-cell office:value-type="float" office:value="41.4622477786505" calcext:value-type="float">
            <text:p>41,46225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4_rosenbrock_griewangk_10d</text:p>
          </table:table-cell>
          <table:table-cell office:value-type="float" office:value="1900.85357522945" calcext:value-type="float">
            <text:p>1900,85358</text:p>
          </table:table-cell>
          <table:table-cell office:value-type="float" office:value="1901.98141395883" calcext:value-type="float">
            <text:p>1901,98141</text:p>
          </table:table-cell>
          <table:table-cell office:value-type="float" office:value="1901.36283865744" calcext:value-type="float">
            <text:p>1901,36284</text:p>
          </table:table-cell>
          <table:table-cell office:value-type="float" office:value="1901.31041578259" calcext:value-type="float">
            <text:p>1901,31042</text:p>
          </table:table-cell>
          <table:table-cell office:value-type="float" office:value="0.224207857992005" calcext:value-type="float">
            <text:p>0,2242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4_rosenbrock_griewangk_10d</text:p>
          </table:table-cell>
          <table:table-cell office:value-type="float" office:value="1914.15729088961" calcext:value-type="float">
            <text:p>1914,15729</text:p>
          </table:table-cell>
          <table:table-cell office:value-type="float" office:value="32000.9823850977" calcext:value-type="float">
            <text:p>32000,98239</text:p>
          </table:table-cell>
          <table:table-cell office:value-type="float" office:value="6107.64945055444" calcext:value-type="float">
            <text:p>6107,64945</text:p>
          </table:table-cell>
          <table:table-cell office:value-type="float" office:value="2512.64726353828" calcext:value-type="float">
            <text:p>2512,64726</text:p>
          </table:table-cell>
          <table:table-cell office:value-type="float" office:value="8108.28111341104" calcext:value-type="float">
            <text:p>8108,281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4_rosenbrock_griewangk_20d</text:p>
          </table:table-cell>
          <table:table-cell office:value-type="float" office:value="1901.44273090051" calcext:value-type="float">
            <text:p>1901,44273</text:p>
          </table:table-cell>
          <table:table-cell office:value-type="float" office:value="1902.66202380748" calcext:value-type="float">
            <text:p>1902,66202</text:p>
          </table:table-cell>
          <table:table-cell office:value-type="float" office:value="1902.14102811536" calcext:value-type="float">
            <text:p>1902,14103</text:p>
          </table:table-cell>
          <table:table-cell office:value-type="float" office:value="1902.11839593761" calcext:value-type="float">
            <text:p>1902,11840</text:p>
          </table:table-cell>
          <table:table-cell office:value-type="float" office:value="0.270308738435224" calcext:value-type="float">
            <text:p>0,2703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4_rosenbrock_griewangk_20d</text:p>
          </table:table-cell>
          <table:table-cell office:value-type="float" office:value="1986.55192451388" calcext:value-type="float">
            <text:p>1986,55192</text:p>
          </table:table-cell>
          <table:table-cell office:value-type="float" office:value="111602.595634894" calcext:value-type="float">
            <text:p>111602,59563</text:p>
          </table:table-cell>
          <table:table-cell office:value-type="float" office:value="18318.64359285" calcext:value-type="float">
            <text:p>18318,64359</text:p>
          </table:table-cell>
          <table:table-cell office:value-type="float" office:value="6177.73782884673" calcext:value-type="float">
            <text:p>6177,73783</text:p>
          </table:table-cell>
          <table:table-cell office:value-type="float" office:value="25614.874143405" calcext:value-type="float">
            <text:p>25614,87414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5_hybrid_one_10d</text:p>
          </table:table-cell>
          <table:table-cell office:value-type="float" office:value="1700.21008285075" calcext:value-type="float">
            <text:p>1700,21008</text:p>
          </table:table-cell>
          <table:table-cell office:value-type="float" office:value="1821.83949776068" calcext:value-type="float">
            <text:p>1821,83950</text:p>
          </table:table-cell>
          <table:table-cell office:value-type="float" office:value="1716.67759037969" calcext:value-type="float">
            <text:p>1716,67759</text:p>
          </table:table-cell>
          <table:table-cell office:value-type="float" office:value="1710.84636840563" calcext:value-type="float">
            <text:p>1710,84637</text:p>
          </table:table-cell>
          <table:table-cell office:value-type="float" office:value="23.8658366509506" calcext:value-type="float">
            <text:p>23,865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5_hybrid_one_10d</text:p>
          </table:table-cell>
          <table:table-cell office:value-type="float" office:value="4754.98739801321" calcext:value-type="float">
            <text:p>4754,98740</text:p>
          </table:table-cell>
          <table:table-cell office:value-type="float" office:value="1739448.75394758" calcext:value-type="float">
            <text:p>1739448,75395</text:p>
          </table:table-cell>
          <table:table-cell office:value-type="float" office:value="366712.822959313" calcext:value-type="float">
            <text:p>366712,82296</text:p>
          </table:table-cell>
          <table:table-cell office:value-type="float" office:value="297004.332335551" calcext:value-type="float">
            <text:p>297004,33234</text:p>
          </table:table-cell>
          <table:table-cell office:value-type="float" office:value="378839.193952676" calcext:value-type="float">
            <text:p>378839,1939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5_hybrid_one_20d</text:p>
          </table:table-cell>
          <table:table-cell office:value-type="float" office:value="1769.99849273506" calcext:value-type="float">
            <text:p>1769,99849</text:p>
          </table:table-cell>
          <table:table-cell office:value-type="float" office:value="10097.4213191811" calcext:value-type="float">
            <text:p>10097,42132</text:p>
          </table:table-cell>
          <table:table-cell office:value-type="float" office:value="2488.73370883645" calcext:value-type="float">
            <text:p>2488,73371</text:p>
          </table:table-cell>
          <table:table-cell office:value-type="float" office:value="1968.72440601668" calcext:value-type="float">
            <text:p>1968,72441</text:p>
          </table:table-cell>
          <table:table-cell office:value-type="float" office:value="1638.06573695134" calcext:value-type="float">
            <text:p>1638,0657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5_hybrid_one_20d</text:p>
          </table:table-cell>
          <table:table-cell office:value-type="float" office:value="294884.412060817" calcext:value-type="float">
            <text:p>294884,41206</text:p>
          </table:table-cell>
          <table:table-cell office:value-type="float" office:value="5977104.08173282" calcext:value-type="float">
            <text:p>5977104,08173</text:p>
          </table:table-cell>
          <table:table-cell office:value-type="float" office:value="1923376.72380995" calcext:value-type="float">
            <text:p>1923376,72381</text:p>
          </table:table-cell>
          <table:table-cell office:value-type="float" office:value="1493546.21434889" calcext:value-type="float">
            <text:p>1493546,21435</text:p>
          </table:table-cell>
          <table:table-cell office:value-type="float" office:value="1465195.73819776" calcext:value-type="float">
            <text:p>1465195,73820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6_hybrid_two_10d</text:p>
          </table:table-cell>
          <table:table-cell office:value-type="float" office:value="1600.12749670491" calcext:value-type="float">
            <text:p>1600,12750</text:p>
          </table:table-cell>
          <table:table-cell office:value-type="float" office:value="1601.84529468102" calcext:value-type="float">
            <text:p>1601,84529</text:p>
          </table:table-cell>
          <table:table-cell office:value-type="float" office:value="1600.55300480977" calcext:value-type="float">
            <text:p>1600,55300</text:p>
          </table:table-cell>
          <table:table-cell office:value-type="float" office:value="1600.48206244678" calcext:value-type="float">
            <text:p>1600,48206</text:p>
          </table:table-cell>
          <table:table-cell office:value-type="float" office:value="0.335873843836982" calcext:value-type="float">
            <text:p>0,3358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6_hybrid_two_10d</text:p>
          </table:table-cell>
          <table:table-cell office:value-type="float" office:value="1613.38217793104" calcext:value-type="float">
            <text:p>1613,38218</text:p>
          </table:table-cell>
          <table:table-cell office:value-type="float" office:value="2076.60074560317" calcext:value-type="float">
            <text:p>2076,60075</text:p>
          </table:table-cell>
          <table:table-cell office:value-type="float" office:value="1802.13180047312" calcext:value-type="float">
            <text:p>1802,13180</text:p>
          </table:table-cell>
          <table:table-cell office:value-type="float" office:value="1791.20394669955" calcext:value-type="float">
            <text:p>1791,20395</text:p>
          </table:table-cell>
          <table:table-cell office:value-type="float" office:value="129.200524258995" calcext:value-type="float">
            <text:p>129,2005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6_hybrid_two_20d</text:p>
          </table:table-cell>
          <table:table-cell office:value-type="float" office:value="1600.57545082774" calcext:value-type="float">
            <text:p>1600,57545</text:p>
          </table:table-cell>
          <table:table-cell office:value-type="float" office:value="1601.71962608906" calcext:value-type="float">
            <text:p>1601,71963</text:p>
          </table:table-cell>
          <table:table-cell office:value-type="float" office:value="1601.18681979405" calcext:value-type="float">
            <text:p>1601,18682</text:p>
          </table:table-cell>
          <table:table-cell office:value-type="float" office:value="1601.2219690696" calcext:value-type="float">
            <text:p>1601,22197</text:p>
          </table:table-cell>
          <table:table-cell office:value-type="float" office:value="0.295433288323238" calcext:value-type="float">
            <text:p>0,2954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6_hybrid_two_20d</text:p>
          </table:table-cell>
          <table:table-cell office:value-type="float" office:value="1821.8918701682" calcext:value-type="float">
            <text:p>1821,89187</text:p>
          </table:table-cell>
          <table:table-cell office:value-type="float" office:value="2537.07816174219" calcext:value-type="float">
            <text:p>2537,07816</text:p>
          </table:table-cell>
          <table:table-cell office:value-type="float" office:value="2141.39253928433" calcext:value-type="float">
            <text:p>2141,39254</text:p>
          </table:table-cell>
          <table:table-cell office:value-type="float" office:value="2121.64653052148" calcext:value-type="float">
            <text:p>2121,64653</text:p>
          </table:table-cell>
          <table:table-cell office:value-type="float" office:value="177.843840343041" calcext:value-type="float">
            <text:p>177,84384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7_hybrid_three_10d</text:p>
          </table:table-cell>
          <table:table-cell office:value-type="float" office:value="2100.00080204283" calcext:value-type="float">
            <text:p>2100,00080</text:p>
          </table:table-cell>
          <table:table-cell office:value-type="float" office:value="2117.12364149665" calcext:value-type="float">
            <text:p>2117,12364</text:p>
          </table:table-cell>
          <table:table-cell office:value-type="float" office:value="2100.84249534869" calcext:value-type="float">
            <text:p>2100,84250</text:p>
          </table:table-cell>
          <table:table-cell office:value-type="float" office:value="2100.3190930709" calcext:value-type="float">
            <text:p>2100,31909</text:p>
          </table:table-cell>
          <table:table-cell office:value-type="float" office:value="3.0307479617985" calcext:value-type="float">
            <text:p>3,0307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7_hybrid_three_10d</text:p>
          </table:table-cell>
          <table:table-cell office:value-type="float" office:value="2267.0719070001" calcext:value-type="float">
            <text:p>2267,07191</text:p>
          </table:table-cell>
          <table:table-cell office:value-type="float" office:value="1062604.75756467" calcext:value-type="float">
            <text:p>1062604,75756</text:p>
          </table:table-cell>
          <table:table-cell office:value-type="float" office:value="162674.991532531" calcext:value-type="float">
            <text:p>162674,99153</text:p>
          </table:table-cell>
          <table:table-cell office:value-type="float" office:value="55574.9234502684" calcext:value-type="float">
            <text:p>55574,92345</text:p>
          </table:table-cell>
          <table:table-cell office:value-type="float" office:value="243827.168264648" calcext:value-type="float">
            <text:p>243827,168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7_hybrid_three_20d</text:p>
          </table:table-cell>
          <table:table-cell office:value-type="float" office:value="2103.60960082174" calcext:value-type="float">
            <text:p>2103,60960</text:p>
          </table:table-cell>
          <table:table-cell office:value-type="float" office:value="2605.71474285159" calcext:value-type="float">
            <text:p>2605,71474</text:p>
          </table:table-cell>
          <table:table-cell office:value-type="float" office:value="2223.13765005876" calcext:value-type="float">
            <text:p>2223,13765</text:p>
          </table:table-cell>
          <table:table-cell office:value-type="float" office:value="2198.76424966064" calcext:value-type="float">
            <text:p>2198,76425</text:p>
          </table:table-cell>
          <table:table-cell office:value-type="float" office:value="120.052518646539" calcext:value-type="float">
            <text:p>120,0525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7_hybrid_three_20d</text:p>
          </table:table-cell>
          <table:table-cell office:value-type="float" office:value="41688.5728340816" calcext:value-type="float">
            <text:p>41688,57283</text:p>
          </table:table-cell>
          <table:table-cell office:value-type="float" office:value="2066473.60063613" calcext:value-type="float">
            <text:p>2066473,60064</text:p>
          </table:table-cell>
          <table:table-cell office:value-type="float" office:value="876520.153175326" calcext:value-type="float">
            <text:p>876520,15318</text:p>
          </table:table-cell>
          <table:table-cell office:value-type="float" office:value="722964.448159268" calcext:value-type="float">
            <text:p>722964,44816</text:p>
          </table:table-cell>
          <table:table-cell office:value-type="float" office:value="566078.106761178" calcext:value-type="float">
            <text:p>566078,10676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8_composition_one_10d</text:p>
          </table:table-cell>
          <table:table-cell office:value-type="float" office:value="2200" calcext:value-type="float">
            <text:p>2200,00000</text:p>
          </table:table-cell>
          <table:table-cell office:value-type="float" office:value="2300.63898827091" calcext:value-type="float">
            <text:p>2300,63899</text:p>
          </table:table-cell>
          <table:table-cell office:value-type="float" office:value="2293.84908003928" calcext:value-type="float">
            <text:p>2293,84908</text:p>
          </table:table-cell>
          <table:table-cell office:value-type="float" office:value="2300" calcext:value-type="float">
            <text:p>2300,00000</text:p>
          </table:table-cell>
          <table:table-cell office:value-type="float" office:value="23.5852987529702" calcext:value-type="float">
            <text:p>23,5853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8_composition_one_10d</text:p>
          </table:table-cell>
          <table:table-cell office:value-type="float" office:value="2310.72236251047" calcext:value-type="float">
            <text:p>2310,72236</text:p>
          </table:table-cell>
          <table:table-cell office:value-type="float" office:value="2441.00510126492" calcext:value-type="float">
            <text:p>2441,00510</text:p>
          </table:table-cell>
          <table:table-cell office:value-type="float" office:value="2351.36473037518" calcext:value-type="float">
            <text:p>2351,36473</text:p>
          </table:table-cell>
          <table:table-cell office:value-type="float" office:value="2338.0365780912" calcext:value-type="float">
            <text:p>2338,03658</text:p>
          </table:table-cell>
          <table:table-cell office:value-type="float" office:value="37.314430102311" calcext:value-type="float">
            <text:p>37,3144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8_composition_one_20d</text:p>
          </table:table-cell>
          <table:table-cell table:number-columns-repeated="4" office:value-type="float" office:value="2300" calcext:value-type="float">
            <text:p>2300,00000</text:p>
          </table:table-cell>
          <table:table-cell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8_composition_one_20d</text:p>
          </table:table-cell>
          <table:table-cell office:value-type="float" office:value="2490.96696977194" calcext:value-type="float">
            <text:p>2490,96697</text:p>
          </table:table-cell>
          <table:table-cell office:value-type="float" office:value="6305.93048335809" calcext:value-type="float">
            <text:p>6305,93048</text:p>
          </table:table-cell>
          <table:table-cell office:value-type="float" office:value="3553.24760335679" calcext:value-type="float">
            <text:p>3553,24760</text:p>
          </table:table-cell>
          <table:table-cell office:value-type="float" office:value="3179.53467870884" calcext:value-type="float">
            <text:p>3179,53468</text:p>
          </table:table-cell>
          <table:table-cell office:value-type="float" office:value="1013.06878217666" calcext:value-type="float">
            <text:p>1013,06878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9_composition_two_10d</text:p>
          </table:table-cell>
          <table:table-cell office:value-type="float" office:value="2500" calcext:value-type="float">
            <text:p>2500,00000</text:p>
          </table:table-cell>
          <table:table-cell office:value-type="float" office:value="2739.28523071878" calcext:value-type="float">
            <text:p>2739,28523</text:p>
          </table:table-cell>
          <table:table-cell office:value-type="float" office:value="2710.50155744593" calcext:value-type="float">
            <text:p>2710,50156</text:p>
          </table:table-cell>
          <table:table-cell office:value-type="float" office:value="2733.46444327385" calcext:value-type="float">
            <text:p>2733,46444</text:p>
          </table:table-cell>
          <table:table-cell office:value-type="float" office:value="70.2579880635812" calcext:value-type="float">
            <text:p>70,257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9_composition_two_10d</text:p>
          </table:table-cell>
          <table:table-cell office:value-type="float" office:value="2575.66458003797" calcext:value-type="float">
            <text:p>2575,66458</text:p>
          </table:table-cell>
          <table:table-cell office:value-type="float" office:value="2809.02154574381" calcext:value-type="float">
            <text:p>2809,02155</text:p>
          </table:table-cell>
          <table:table-cell office:value-type="float" office:value="2763.52614906322" calcext:value-type="float">
            <text:p>2763,52615</text:p>
          </table:table-cell>
          <table:table-cell office:value-type="float" office:value="2774.12898234572" calcext:value-type="float">
            <text:p>2774,12898</text:p>
          </table:table-cell>
          <table:table-cell office:value-type="float" office:value="47.9910339495334" calcext:value-type="float">
            <text:p>47,991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9_composition_two_20d</text:p>
          </table:table-cell>
          <table:table-cell office:value-type="float" office:value="2802.52656761005" calcext:value-type="float">
            <text:p>2802,52657</text:p>
          </table:table-cell>
          <table:table-cell office:value-type="float" office:value="2842.84676102974" calcext:value-type="float">
            <text:p>2842,84676</text:p>
          </table:table-cell>
          <table:table-cell office:value-type="float" office:value="2819.34695855475" calcext:value-type="float">
            <text:p>2819,34696</text:p>
          </table:table-cell>
          <table:table-cell office:value-type="float" office:value="2818.65802961299" calcext:value-type="float">
            <text:p>2818,65803</text:p>
          </table:table-cell>
          <table:table-cell office:value-type="float" office:value="8.94235813161102" calcext:value-type="float">
            <text:p>8,942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9_composition_two_20d</text:p>
          </table:table-cell>
          <table:table-cell office:value-type="float" office:value="2908.76177725819" calcext:value-type="float">
            <text:p>2908,76178</text:p>
          </table:table-cell>
          <table:table-cell office:value-type="float" office:value="3156.8441773479" calcext:value-type="float">
            <text:p>3156,84418</text:p>
          </table:table-cell>
          <table:table-cell office:value-type="float" office:value="3014.17521258329" calcext:value-type="float">
            <text:p>3014,17521</text:p>
          </table:table-cell>
          <table:table-cell office:value-type="float" office:value="3012.19595524583" calcext:value-type="float">
            <text:p>3012,19596</text:p>
          </table:table-cell>
          <table:table-cell office:value-type="float" office:value="53.7814300875215" calcext:value-type="float">
            <text:p>53,78143</text:p>
          </table:table-cell>
          <table:table-cell/>
        </table:table-row>
        <table:table-row table:style-name="ro1">
          <table:table-cell table:number-columns-repeated="7"/>
          <table:table-cell table:style-name="ce3"/>
          <table:table-cell table:style-name="ce5"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10_composition_three_10d</text:p>
          </table:table-cell>
          <table:table-cell office:value-type="float" office:value="2897.74286946999" calcext:value-type="float">
            <text:p>2897,74287</text:p>
          </table:table-cell>
          <table:table-cell office:value-type="float" office:value="2943.46480719474" calcext:value-type="float">
            <text:p>2943,46481</text:p>
          </table:table-cell>
          <table:table-cell office:value-type="float" office:value="2910.21264010765" calcext:value-type="float">
            <text:p>2910,21264</text:p>
          </table:table-cell>
          <table:table-cell office:value-type="float" office:value="2898.09425951237" calcext:value-type="float">
            <text:p>2898,09426</text:p>
          </table:table-cell>
          <table:table-cell office:value-type="float" office:value="20.015002602271" calcext:value-type="float">
            <text:p>20,015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10_composition_three_10d</text:p>
          </table:table-cell>
          <table:table-cell office:value-type="float" office:value="2919.09646051854" calcext:value-type="float">
            <text:p>2919,09646</text:p>
          </table:table-cell>
          <table:table-cell office:value-type="float" office:value="3089.31912508609" calcext:value-type="float">
            <text:p>3089,31913</text:p>
          </table:table-cell>
          <table:table-cell office:value-type="float" office:value="2971.74215918148" calcext:value-type="float">
            <text:p>2971,74216</text:p>
          </table:table-cell>
          <table:table-cell office:value-type="float" office:value="2961.86374686913" calcext:value-type="float">
            <text:p>2961,86375</text:p>
          </table:table-cell>
          <table:table-cell office:value-type="float" office:value="31.2842688665928" calcext:value-type="float">
            <text:p>31,2842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de_F10_composition_three_20d</text:p>
          </table:table-cell>
          <table:table-cell office:value-type="float" office:value="2910.226212907" calcext:value-type="float">
            <text:p>2910,22621</text:p>
          </table:table-cell>
          <table:table-cell office:value-type="float" office:value="2971.34237941369" calcext:value-type="float">
            <text:p>2971,34238</text:p>
          </table:table-cell>
          <table:table-cell office:value-type="float" office:value="2915.40561077481" calcext:value-type="float">
            <text:p>2915,40561</text:p>
          </table:table-cell>
          <table:table-cell office:value-type="float" office:value="2913.70212014599" calcext:value-type="float">
            <text:p>2913,70212</text:p>
          </table:table-cell>
          <table:table-cell office:value-type="float" office:value="10.4224536911647" calcext:value-type="float">
            <text:p>10,4224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oma_F10_composition_three_20d</text:p>
          </table:table-cell>
          <table:table-cell office:value-type="float" office:value="3080.99484280079" calcext:value-type="float">
            <text:p>3080,99484</text:p>
          </table:table-cell>
          <table:table-cell office:value-type="float" office:value="3993.17511424517" calcext:value-type="float">
            <text:p>3993,17511</text:p>
          </table:table-cell>
          <table:table-cell office:value-type="float" office:value="3370.56987302101" calcext:value-type="float">
            <text:p>3370,56987</text:p>
          </table:table-cell>
          <table:table-cell office:value-type="float" office:value="3297.8569085473" calcext:value-type="float">
            <text:p>3297,85691</text:p>
          </table:table-cell>
          <table:table-cell office:value-type="float" office:value="214.52091929597" calcext:value-type="float">
            <text:p>214,52092</text:p>
          </table:table-cell>
          <table:table-cell/>
        </table:table-row>
        <table:table-row table:style-name="ro1" table:number-rows-repeated="7">
          <table:table-cell table:number-columns-repeated="7"/>
          <table:table-cell table:style-name="Default"/>
          <table:table-cell table:style-name="ce5" table:number-columns-repeated="5"/>
          <table:table-cell/>
        </table:table-row>
        <table:table-row table:style-name="ro1">
          <table:table-cell table:number-columns-repeated="7"/>
          <table:table-cell table:style-name="Default"/>
          <table:table-cell table:style-name="ce5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13:09:46.998641903</meta:creation-date>
    <dc:date>2021-02-28T17:49:11.935094814</dc:date>
    <meta:editing-duration>PT47M31S</meta:editing-duration>
    <meta:editing-cycles>6</meta:editing-cycles>
    <meta:generator>LibreOffice/7.0.4.2$Linux_X86_64 LibreOffice_project/00$Build-2</meta:generator>
    <meta:document-statistic meta:table-count="1" meta:cell-count="302" meta:object-count="0"/>
  </office:meta>
</office:document-meta>
</file>